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4"/>
    <style:style style:name="P3" style:family="paragraph" style:parent-style-name="Standard">
      <style:paragraph-properties fo:text-align="justify" style:justify-single-word="false"/>
      <style:text-properties style:font-name="serif" fo:font-size="10.75pt"/>
    </style:style>
    <style:style style:name="P4" style:family="paragraph" style:parent-style-name="Standard">
      <style:paragraph-properties fo:text-align="justify" style:justify-single-word="false"/>
      <style:text-properties style:font-name="serif" fo:font-size="10.75pt" officeooo:rsid="0001d3d6" officeooo:paragraph-rsid="0001d3d6"/>
    </style:style>
    <style:style style:name="P5" style:family="paragraph" style:parent-style-name="Standard">
      <style:paragraph-properties fo:text-align="center" style:justify-single-word="false"/>
      <style:text-properties style:font-name="serif" fo:font-size="10.75pt" officeooo:rsid="0001d3d6" officeooo:paragraph-rsid="0001d3d6"/>
    </style:style>
    <style:style style:name="P6" style:family="paragraph" style:parent-style-name="Standard">
      <style:paragraph-properties fo:text-align="justify" style:justify-single-word="false"/>
      <style:text-properties style:font-name="serif" fo:font-size="10.75pt" officeooo:rsid="00035072" officeooo:paragraph-rsid="00035072"/>
    </style:style>
    <style:style style:name="P7" style:family="paragraph" style:parent-style-name="Standard">
      <style:paragraph-properties fo:text-align="justify" style:justify-single-word="false"/>
      <style:text-properties style:font-name="serif" fo:font-size="10.75pt" officeooo:rsid="00040e9e" officeooo:paragraph-rsid="00040e9e"/>
    </style:style>
    <style:style style:name="P8" style:family="paragraph" style:parent-style-name="Standard">
      <style:paragraph-properties fo:text-align="start" style:justify-single-word="false"/>
      <style:text-properties style:font-name="serif" fo:font-size="10.75pt" officeooo:rsid="00040e9e"/>
    </style:style>
    <style:style style:name="P9" style:family="paragraph" style:parent-style-name="Standard">
      <style:paragraph-properties fo:text-align="justify" style:justify-single-word="false"/>
      <style:text-properties style:font-name="serif" fo:font-size="10.75pt" officeooo:rsid="0005f803" officeooo:paragraph-rsid="0005f803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040e9e"/>
    </style:style>
    <style:style style:name="P12" style:family="paragraph" style:parent-style-name="Standard">
      <style:paragraph-properties fo:text-align="justify" style:justify-single-word="false"/>
      <style:text-properties officeooo:paragraph-rsid="0005f803"/>
    </style:style>
    <style:style style:name="P13" style:family="paragraph" style:parent-style-name="Standard">
      <style:paragraph-properties fo:text-align="start" style:justify-single-word="false"/>
    </style:style>
    <style:style style:name="T1" style:family="text">
      <style:text-properties officeooo:rsid="0000c76c"/>
    </style:style>
    <style:style style:name="T2" style:family="text">
      <style:text-properties style:font-name="0" fo:font-size="12pt" style:font-size-asian="12pt"/>
    </style:style>
    <style:style style:name="T3" style:family="text">
      <style:text-properties style:font-name="0" fo:font-size="12pt" officeooo:rsid="0005f803" style:font-size-asian="12pt"/>
    </style:style>
    <style:style style:name="T4" style:family="text">
      <style:text-properties fo:color="#000000" style:font-name="0" fo:font-size="12pt" style:font-size-asian="12pt"/>
    </style:style>
    <style:style style:name="T5" style:family="text">
      <style:text-properties fo:color="#000000" style:font-name="0" fo:font-size="12pt" officeooo:rsid="00040e9e" style:font-size-asian="12pt"/>
    </style:style>
    <style:style style:name="T6" style:family="text">
      <style:text-properties fo:color="#6c6865" style:font-name="0" fo:font-size="12pt" style:font-size-asian="12pt"/>
    </style:style>
    <style:style style:name="T7" style:family="text">
      <style:text-properties style:font-name="serif" fo:font-size="10.75pt" officeooo:rsid="00040e9e"/>
    </style:style>
    <style:style style:name="T8" style:family="text">
      <style:text-properties officeooo:rsid="00065194"/>
    </style:style>
    <style:style style:name="T9" style:family="text">
      <style:text-properties officeooo:rsid="000854dc"/>
    </style:style>
    <style:style style:name="T10" style:family="text">
      <style:text-properties officeooo:rsid="000997a5"/>
    </style:style>
    <style:style style:name="T11" style:family="text">
      <style:text-properties officeooo:rsid="000aa2e4"/>
    </style:style>
    <style:style style:name="T12" style:family="text">
      <style:text-properties officeooo:rsid="000dae76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-rendu d'un arrêt de jurisprudence</text:p>
      <text:p text:style-name="P5">dans le cadre du cours:</text:p>
      <text:p text:style-name="P5">Le droit de l'informatique</text:p>
      <text:p text:style-name="P5">JUR6854</text:p>
      <text:p text:style-name="P4"/>
      <text:p text:style-name="P3"/>
      <text:p text:style-name="P3"/>
      <text:p text:style-name="P3"/>
      <text:p text:style-name="P6">PARTIE A: Le résumé</text:p>
      <text:p text:style-name="P7">1. Le nom des parties:</text:p>
      <text:p text:style-name="P11"><text:span text:style-name="T7"/></text:p>
      <text:p text:style-name="P11"><text:span text:style-name="T7">M. Matthew David Spencer (Appelant) et Sa Majesté <text:s/>la Reine (Intimée) et</text:span></text:p>
      <text:p text:style-name="P11"><text:span text:style-name="T4">Directeur des poursuites pénales,</text:span></text:p>
      <text:p text:style-name="P13"><text:span text:style-name="T4">procureur général de l’Ontario,</text:span></text:p>
      <text:p text:style-name="P13"><text:span text:style-name="T4">procureur général de l’Alberta,</text:span></text:p>
      <text:p text:style-name="P13"><text:span text:style-name="T4">commissaire à la protection de la </text:span><text:span text:style-name="T6">vie privée </text:span><text:span text:style-name="T4">du Canada,</text:span></text:p>
      <text:p text:style-name="P13"><text:span text:style-name="T4">Association canadienne des libertés civiles et</text:span></text:p>
      <text:p text:style-name="P13"><text:span text:style-name="T4">Criminal Lawyers’ Association of Ontario <text:s/></text:span><text:span text:style-name="T5">(Intervenants)</text:span></text:p>
      <text:p text:style-name="P8"/>
      <text:p text:style-name="P7">2. La citation précise ou référence:</text:p>
      <text:p text:style-name="P7"><text:span text:style-name="T2">R. c. Spencer, 2014 CSC 43, [2014] 2 R.C.S.</text:span></text:p>
      <text:p text:style-name="P9"><text:span text:style-name="T2">9 décembre 2013 au 13 juin 2014</text:span></text:p>
      <text:p text:style-name="P12"><text:span text:style-name="T3">Présents: </text:span><text:span text:style-name="T2">La juge en chef McLachlin et les juges LeBel, Abella, Rothstein, Cromwell,</text:span></text:p>
      <text:p text:style-name="P13"><text:span text:style-name="T2">Moldaver, Karakatsanis et Wagner</text:span></text:p>
      <text:p text:style-name="P9"><text:span text:style-name="T2"/></text:p>
      <text:p text:style-name="P7"/>
      <text:p text:style-name="P7"/>
      <text:p text:style-name="P7">3. Les faits:</text:p>
      <text:p text:style-name="P7">3.1. Aspect matériel:</text:p>
      <text:p text:style-name="P7"><text:tab/><text:span text:style-name="T8">L'appelant, M. Spencer a été reconnu coupable de possession de pornographie juvénile. A l'époque des faits incriminés, M. Spencer utilisait un logiciel de partage de fichiers poste à poste pour télécharger et stocker de la pornographie juvénile, infraction décrite au par. 163.1 (4) du code criminel qui stipule notamment que:</text:span></text:p>
      <text:p text:style-name="Text_20_body">“ Quiconque a en sa possession de la pornographie juvénile est coupable :</text:p>
      <text:list xml:id="list3447829779210721400" text:style-name="L2">
        <text:list-item>
          <text:p text:style-name="P1"><text:bookmark text:name="s-163.1ss-(4)p-a)ID0EBBIA"/>a) soit d’un acte criminel passible d’un emprisonnement maximal de dix ans, la peine minimale étant de un an;</text:p>
        </text:list-item>
        <text:list-item>
          <text:p text:style-name="P1"><text:bookmark text:name="s-163.1ss-(4)p-b)ID0EBAIA"/>b) soit d’une infraction punissable sur déclaration de culpabilité par procédure sommaire et passible d’un emprisonnement maximal de deux ans moins un jour, la peine minimale étant de six mois.</text:p>
        </text:list-item>
      </text:list>
      <text:list xml:id="list641409723826859756" text:style-name="L4">
        <text:list-item>
          <text:p text:style-name="P2"><text:s/>passible d’un emprisonnement maximal de deux ans moins un jour, la peine minimale étant de six mois.”</text:p>
        </text:list-item>
      </text:list>
      <text:p text:style-name="Text_20_body"/>
      <text:p text:style-name="P7"/>
      <text:p text:style-name="P7"><text:tab/><text:span text:style-name="T8">La police, après avoir identifié une adresse IP liée à cette activité, a fait une demande auprès de Shaw, le fournisseur de services Internet (FSI), “sans autorisation judiciaire préalable” (par. 2), pour obtenir les renseignements relatifs à cette IP. Ils ont ainsi pu identifer M. Spencer.</text:span></text:p>
      <text:p text:style-name="P7"><text:tab/><text:span text:style-name="T9">Au procès, M. Spencer a soutenu que la preuve ayant mené à son identification devait être écartée au motif que la police avait effectué une fouille ou perquisition inconstitutionnelle <text:s/>pour obtenir les renseignements relatifs à </text:span><text:soft-page-break/><text:span text:style-name="T9">l'abonnée à qui apprtenait l'adresse IP.</text:span></text:p>
      <text:p text:style-name="P7"><text:tab/><text:span text:style-name="T10">Le juge du procès a déclaré M. Spencer coupable de possession de pornographie juvénile mais l'a acquitté quant à l'infraction de “rendre accessible” de la pornographie juvénile.</text:span></text:p>
      <text:p text:style-name="P7"><text:tab/><text:span text:style-name="T11">Au procès en appel, la cour d'appel s'est alignée sur la décision du juge du procès concernant l'infraction de possession de pornographie juvénile. Elle a cependant ordonné la tenue d'un nouveau procès quant au chef d'accusation de “rendre accessible”.</text:span></text:p>
      <text:p text:style-name="P7"><text:tab/><text:span text:style-name="T12">M. Spencer a alors interjeté appel auprès de la cour suprême du Canada.</text:span></text:p>
      <text:p text:style-name="P7"><text:tab/><text:span text:style-name="T12">Le pourvoi a été rejeté.</text:span></text:p>
      <text:p text:style-name="P7"/>
      <text:p text:style-name="P7">3.2. Aspects procéduraux</text:p>
      <text:p text:style-name="P7">4. La question en litige:</text:p>
      <text:p text:style-name="P7">5. Le jugé:</text:p>
      <text:p text:style-name="P7">6. Les motifs:</text:p>
      <text:p text:style-name="P7"/>
      <text:p text:style-name="P6"/>
      <text:p text:style-name="P6"/>
      <text:p text:style-name="P6"/>
      <text:p text:style-name="P6"/>
      <text:p text:style-name="P6"/>
      <text:p text:style-name="P6">PARTIE B: Le commentaire</text:p>
      <text:p text:style-name="P6"/>
      <text:p text:style-name="P3"/>
      <text:p text:style-name="P3">“ La personne qui se réclame du droit à la vie privée selon l’article 8 de la Charte canadienne doit cependant prouver</text:p>
      <text:p text:style-name="P3">l’attente raisonnable en matière de vie privée. À cette étape, l’attente raisonnable s’évalue d’un point de vue subjectif. Il s’agit de déterminer si une personne placée en pareille situation peut raisonnablement croire à la possibilité d’être laissée tranquille, à l’abri des indiscrétions. Poser l’exigence de l’attente raisonnable</text:p>
      <text:p text:style-name="P3">du point de vue subjectif revient à dire que la personne ne peut par sa seule volonté délimiter sa zone personnelle de vie privée en faisant abstraction du milieu social avec lequel elle interagit.”</text:p>
      <text:p text:style-name="P3"><text:s/><text:span text:style-name="T1">(Diane Veilleux: (2000: 11) “Le droit à la vie privée – sa portée face à la surveillance de l'employeur”)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5:22:49.107161000</meta:creation-date>
    <dc:date>2017-11-06T18:30:17.049353000</dc:date>
    <meta:editing-duration>PT2H37M1S</meta:editing-duration>
    <meta:editing-cycles>13</meta:editing-cycles>
    <meta:generator>LibreOffice/4.4.4.3$MacOSX_X86_64 LibreOffice_project/2c39ebcf046445232b798108aa8a7e7d89552ea8</meta:generator>
    <meta:document-statistic meta:table-count="0" meta:image-count="0" meta:object-count="0" meta:page-count="2" meta:paragraph-count="40" meta:word-count="557" meta:character-count="3470" meta:non-whitespace-character-count="2943"/>
  </office:meta>
</office:document-meta>
</file>